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7000031390000310727BA6F3C.svm" manifest:media-type=""/>
  <manifest:file-entry manifest:full-path="Pictures/200000070000361B000032FB5DC47AAC.svm" manifest:media-type=""/>
  <manifest:file-entry manifest:full-path="Pictures/2000000700002F7700002D51D74D59AA.svm" manifest:media-type=""/>
  <manifest:file-entry manifest:full-path="Pictures/2000000700004DBA00004E8DF3799007.svm" manifest:media-type=""/>
  <manifest:file-entry manifest:full-path="Pictures/200000070000310700002E7D3FA628B7.svm" manifest:media-type=""/>
  <manifest:file-entry manifest:full-path="Pictures/2000000700002D5100002D1F4F917022.svm" manifest:media-type=""/>
  <manifest:file-entry manifest:full-path="Pictures/2000000A000002210000019F3F593F2C.svm" manifest:media-type=""/>
  <manifest:file-entry manifest:full-path="Pictures/20000007000028D30000251DBA788D54.svm" manifest:media-type=""/>
  <manifest:file-entry manifest:full-path="Pictures/2000000700002AF9000026AD112DEC5F.svm" manifest:media-type=""/>
  <manifest:file-entry manifest:full-path="Pictures/2000000700002CED000029FFCE0EEB0B.svm" manifest:media-type=""/>
  <manifest:file-entry manifest:full-path="Pictures/20000007000033F50000316B74ACCE3C.svm" manifest:media-type=""/>
  <manifest:file-entry manifest:full-path="Pictures/2000000700002E4B00002DE73911E813.svm" manifest:media-type=""/>
  <manifest:file-entry manifest:full-path="Pictures/20000007000029CD00002581F738B0DD.svm" manifest:media-type=""/>
  <manifest:file-entry manifest:full-path="Pictures/2000000A0000021B0000019F706177CB.svm" manifest:media-type=""/>
  <manifest:file-entry manifest:full-path="Pictures/2000000700002FDB00002B5DC8DB831B.svm" manifest:media-type=""/>
  <manifest:file-entry manifest:full-path="Pictures/20000007000027D900002487D462441B.svm" manifest:media-type=""/>
  <manifest:file-entry manifest:full-path="Pictures/20000007000033F500003071A1521949.svm" manifest:media-type=""/>
  <manifest:file-entry manifest:full-path="Pictures/20000007000032970000348B0BCEA213.svm" manifest:media-type=""/>
  <manifest:file-entry manifest:full-path="Pictures/2000000700003459000031392A7304EE.svm" manifest:media-type=""/>
  <manifest:file-entry manifest:full-path="Pictures/2000000A0000020800000198EFEB3948.svm" manifest:media-type=""/>
  <manifest:file-entry manifest:full-path="Pictures/2000000700002E1900002BF3A19E7F39.svm" manifest:media-type=""/>
  <manifest:file-entry manifest:full-path="Pictures/2000000700002DB5000021FD4923132F.svm" manifest:media-type=""/>
  <manifest:file-entry manifest:full-path="Pictures/2000001A0000020800000195778FF69E.svm" manifest:media-type=""/>
  <manifest:file-entry manifest:full-path="Pictures/2000000700002743000023F19B06A9AF.svm" manifest:media-type=""/>
  <manifest:file-entry manifest:full-path="content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10.028cm" style:rel-column-width="38627*"/>
    </style:style>
    <style:style style:name="Tableau2.B" style:family="table-column">
      <style:table-column-properties style:column-width="6.985cm" style:rel-column-width="26908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9.472cm" style:rel-column-width="36487*"/>
    </style:style>
    <style:style style:name="Tableau3.B" style:family="table-column">
      <style:table-column-properties style:column-width="7.541cm" style:rel-column-width="29048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7.013cm" fo:margin-left="0cm" fo:margin-right="-0.012cm" table:align="margins"/>
    </style:style>
    <style:style style:name="Tableau4.A" style:family="table-column">
      <style:table-column-properties style:column-width="10.954cm" style:rel-column-width="42195*"/>
    </style:style>
    <style:style style:name="Tableau4.B" style:family="table-column">
      <style:table-column-properties style:column-width="6.059cm" style:rel-column-width="23340*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17.013cm" fo:margin-left="0cm" fo:margin-right="-0.012cm" table:align="margins"/>
    </style:style>
    <style:style style:name="Tableau5.A" style:family="table-column">
      <style:table-column-properties style:column-width="9.79cm" style:rel-column-width="37710*"/>
    </style:style>
    <style:style style:name="Tableau5.B" style:family="table-column">
      <style:table-column-properties style:column-width="7.223cm" style:rel-column-width="27825*"/>
    </style:style>
    <style:style style:name="Tableau5.A1" style:family="table-cell">
      <style:table-cell-properties fo:padding="0.097cm" fo:border="none"/>
    </style:style>
    <style:style style:name="Tableau6" style:family="table">
      <style:table-properties style:width="17.013cm" fo:margin-left="0cm" fo:margin-right="-0.012cm" table:align="margins"/>
    </style:style>
    <style:style style:name="Tableau6.A" style:family="table-column">
      <style:table-column-properties style:column-width="9.79cm" style:rel-column-width="37710*"/>
    </style:style>
    <style:style style:name="Tableau6.B" style:family="table-column">
      <style:table-column-properties style:column-width="7.223cm" style:rel-column-width="27825*"/>
    </style:style>
    <style:style style:name="Tableau6.A1" style:family="table-cell">
      <style:table-cell-properties fo:padding="0.097cm" fo:border="none"/>
    </style:style>
    <style:style style:name="Tableau8" style:family="table">
      <style:table-properties style:width="17.013cm" fo:margin-left="0cm" fo:margin-right="-0.012cm" table:align="margins"/>
    </style:style>
    <style:style style:name="Tableau8.A" style:family="table-column">
      <style:table-column-properties style:column-width="10.134cm" style:rel-column-width="39035*"/>
    </style:style>
    <style:style style:name="Tableau8.B" style:family="table-column">
      <style:table-column-properties style:column-width="6.879cm" style:rel-column-width="26500*"/>
    </style:style>
    <style:style style:name="Tableau8.A1" style:family="table-cell">
      <style:table-cell-properties fo:padding="0.097cm" fo:border="none"/>
    </style:style>
    <style:style style:name="Tableau7" style:family="table">
      <style:table-properties style:width="17.013cm" fo:margin-left="0cm" fo:margin-right="-0.012cm" table:align="margins"/>
    </style:style>
    <style:style style:name="Tableau7.A" style:family="table-column">
      <style:table-column-properties style:column-width="10.742cm" style:rel-column-width="41379*"/>
    </style:style>
    <style:style style:name="Tableau7.B" style:family="table-column">
      <style:table-column-properties style:column-width="6.271cm" style:rel-column-width="24156*"/>
    </style:style>
    <style:style style:name="Tableau7.A1" style:family="table-cell">
      <style:table-cell-properties fo:padding="0.097cm" fo:border="none"/>
    </style:style>
    <style:style style:name="Tableau12" style:family="table">
      <style:table-properties style:width="17.013cm" fo:margin-left="0cm" fo:margin-right="-0.012cm" table:align="margins"/>
    </style:style>
    <style:style style:name="Tableau12.A" style:family="table-column">
      <style:table-column-properties style:column-width="10.821cm" style:rel-column-width="41685*"/>
    </style:style>
    <style:style style:name="Tableau12.B" style:family="table-column">
      <style:table-column-properties style:column-width="6.191cm" style:rel-column-width="23850*"/>
    </style:style>
    <style:style style:name="Tableau12.A1" style:family="table-cell">
      <style:table-cell-properties fo:padding="0.097cm" fo:border="none"/>
    </style:style>
    <style:style style:name="Tableau10" style:family="table">
      <style:table-properties style:width="17.013cm" fo:margin-left="0cm" fo:margin-right="-0.012cm" table:align="margins"/>
    </style:style>
    <style:style style:name="Tableau10.A" style:family="table-column">
      <style:table-column-properties style:column-width="8.5cm" style:rel-column-width="32743*"/>
    </style:style>
    <style:style style:name="Tableau10.B" style:family="table-column">
      <style:table-column-properties style:column-width="8.513cm" style:rel-column-width="32792*"/>
    </style:style>
    <style:style style:name="Tableau10.A1" style:family="table-cell">
      <style:table-cell-properties fo:padding="0.097cm" fo:border-left="0.05pt solid #000000" fo:border-right="none" fo:border-top="0.05pt solid #000000" fo:border-bottom="none"/>
    </style:style>
    <style:style style:name="Tableau10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3" style:family="table-cell">
      <style:table-cell-properties fo:padding="0.097cm" fo:border-left="0.05pt solid #000000" fo:border-right="none" fo:border-top="none" fo:border-bottom="none"/>
    </style:style>
    <style:style style:name="Tableau10.B3" style:family="table-cell">
      <style:table-cell-properties fo:padding="0.097cm" fo:border-left="0.05pt solid #000000" fo:border-right="0.05pt solid #000000" fo:border-top="none" fo:border-bottom="none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8.5cm" style:rel-column-width="32767*"/>
    </style:style>
    <style:style style:name="Tableau11.B" style:family="table-column">
      <style:table-column-properties style:column-width="8.5cm" style:rel-column-width="32768*"/>
    </style:style>
    <style:style style:name="Tableau1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6.986cm" table:align="left" style:writing-mode="lr-tb"/>
    </style:style>
    <style:style style:name="Tableau9.A" style:family="table-column">
      <style:table-column-properties style:column-width="5.662cm"/>
    </style:style>
    <style:style style:name="Tableau9.1" style:family="table-row">
      <style:table-row-properties fo:keep-together="auto"/>
    </style:style>
    <style:style style:name="Tableau9.A1" style:family="table-cell">
      <style:table-cell-properties style:vertical-align="top" fo:background-color="#ffffff" fo:padding-left="0.071cm" fo:padding-right="0.07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9.C1" style:family="table-cell">
      <style:table-cell-properties style:vertical-align="top" fo:background-color="#ffffff" fo:padding-left="0.071cm" fo:padding-right="0.071cm" fo:padding-top="0cm" fo:padding-bottom="0cm" fo:border="0.5pt solid #000000" style:writing-mode="lr-tb">
        <style:background-image/>
      </style:table-cell-properties>
    </style:style>
    <style:style style:name="Tableau9.A2" style:family="table-cell">
      <style:table-cell-properties style:vertical-align="top" fo:background-color="#ffffff" fo:padding-left="0.071cm" fo:padding-right="0.07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au9.C2" style:family="table-cell">
      <style:table-cell-properties style:vertical-align="top" fo:background-color="#ffffff" fo:padding-left="0.071cm" fo:padding-right="0.07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8" style:family="paragraph" style:parent-style-name="Standard">
      <style:text-properties style:font-name="Times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style:vertical-align="middle"/>
    </style:style>
    <style:style style:name="P11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2" style:family="paragraph" style:parent-style-name="Table_20_Contents">
      <style:text-properties style:font-name="Times New Roman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/>
    </style:style>
    <style:style style:name="P16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Table">
      <style:text-properties fo:font-size="10pt" fo:font-style="italic" style:font-size-asian="10pt" style:font-style-asian="italic" style:font-size-complex="10pt"/>
    </style:style>
    <style:style style:name="P18" style:family="paragraph" style:parent-style-name="Table">
      <style:paragraph-properties style:snap-to-layout-grid="false"/>
      <style:text-properties fo:font-size="10pt" fo:font-style="italic" style:font-size-asian="10pt" style:font-style-asian="italic" style:font-size-complex="10pt"/>
    </style:style>
    <style:style style:name="P19" style:family="paragraph" style:parent-style-name="Table">
      <style:text-properties fo:font-size="10pt" style:font-size-asian="10pt" style:font-size-complex="10pt"/>
    </style:style>
    <style:style style:name="P20" style:family="paragraph" style:parent-style-name="Table">
      <style:paragraph-properties style:snap-to-layout-grid="false"/>
      <style:text-properties fo:font-size="10pt" style:font-size-asian="10pt" style:font-size-complex="10pt"/>
    </style:style>
    <style:style style:name="P21" style:family="paragraph" style:parent-style-name="Text_20_body">
      <style:paragraph-properties fo:background-color="#e6e6e6">
        <style:background-image/>
      </style:paragraph-properties>
    </style:style>
    <style:style style:name="P22" style:family="paragraph" style:parent-style-name="Text_20_body">
      <style:paragraph-properties fo:background-color="#e6e6e6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23" style:family="paragraph" style:parent-style-name="Text_20_body">
      <style:paragraph-properties fo:background-color="#e6e6e6">
        <style:background-image/>
      </style:paragraph-properties>
      <style:text-properties style:text-underline-style="none" fo:font-weight="normal" style:font-weight-asian="normal" style:font-weight-complex="normal"/>
    </style:style>
    <style:style style:name="P24" style:family="paragraph" style:parent-style-name="Standard">
      <style:paragraph-properties fo:background-color="#e6e6e6">
        <style:background-image/>
      </style:paragraph-properties>
      <style:text-properties style:font-name="Times New Roman"/>
    </style:style>
    <style:style style:name="P25" style:family="paragraph" style:parent-style-name="Text_20_body">
      <style:paragraph-properties fo:background-color="transparent">
        <style:background-image/>
      </style:paragraph-properties>
    </style:style>
    <style:style style:name="P26" style:family="paragraph" style:parent-style-name="Standard" style:list-style-name="L1"/>
    <style:style style:name="P27" style:family="paragraph" style:parent-style-name="Heading_20_1">
      <style:text-properties style:text-underline-style="solid" style:text-underline-width="auto" style:text-underline-color="font-color"/>
    </style:style>
    <style:style style:name="P28" style:family="paragraph" style:parent-style-name="Heading_20_2">
      <style:text-properties style:text-underline-style="solid" style:text-underline-width="auto" style:text-underline-color="font-color"/>
    </style:style>
    <style:style style:name="P29" style:family="paragraph" style:parent-style-name="Heading_20_2">
      <style:paragraph-properties fo:break-before="page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font-name="Times New Roman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letter-spacing="-0.009cm"/>
    </style:style>
    <style:style style:name="T5" style:family="text">
      <style:text-properties fo:letter-spacing="-0.009cm"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officeooo:rsid="00125e7f"/>
    </style:style>
    <style:style style:name="fr1" style:family="graphic" style:parent-style-name="Graphics">
      <style:graphic-properties fo:margin-top="0cm" fo:margin-bottom="0cm" style:vertical-pos="from-top" style:horizontal-pos="center" style:horizontal-rel="paragraph" style:mirror="none" fo:clip="rect(-0.025cm, -0.025cm, -0.025cm, -0.025cm)" draw:luminance="0%" draw:contrast="0%" draw:red="0%" draw:green="0%" draw:blue="0%" draw:gamma="100%" draw:color-inversion="false" draw:image-opacity="100%" draw:color-mode="standard" TexMathsArgs="12§display§$\overset{\smile}{AB}$"/>
    </style:style>
    <style:style style:name="fr2" style:family="graphic" style:parent-style-name="Graphics">
      <style:graphic-properties fo:margin-top="0cm" fo:margin-bottom="0cm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TexMathsArgs="12§display§$\overset{\frown}{AB}$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cm" fo:margin-bottom="0cm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TexMathsArgs="12§display§$\overset{\frown}{BC}$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top="0cm" fo:margin-bottom="0cm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TexMathsArgs="12§display§$\overset{\frown}{CD}$"/>
    </style:style>
    <style:style style:name="fr7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1">Chapitre 15</text:p>
            <text:p text:style-name="P11">Angles et polygones</text:p>
          </table:table-cell>
        </table:table-row>
      </table:table>
      <text:p text:style-name="P2"/>
      <text:h text:style-name="P27" text:outline-level="1">Angle inscrit, angle au centre</text:h>
      <text:h text:style-name="P28" text:outline-level="2">Arc de cercle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Standard">Sur un cercle, deux points A et B qui ne sont pas sur un même diamètre définissent <text:span text:style-name="T7">deux arcs</text:span> de longueurs différentes.</text:p>
            <text:p text:style-name="Standard"/>
            <text:p text:style-name="Standard">Les points A et B définissent donc deux arcs : </text:p>
            <text:p text:style-name="Standard"><text:span text:style-name="T6">le petit arc</text:span> (de longueur inférieure au demi cercle) et<text:span text:style-name="T6"> </text:span></text:p>
            <text:p text:style-name="Standard"><text:span text:style-name="T6">le grand arc</text:span> (de longueur supérieure au demi cercle).</text:p>
            <text:p text:style-name="Standard"/>
            <text:p text:style-name="P10">Sur la figure ci-contre l'arc rouge est le grand arc <draw:frame draw:style-name="fr1" draw:name="images19" text:anchor-type="as-char" svg:y="-0.533cm" svg:width="0.67cm" svg:height="0.533cm" draw:z-index="22"><draw:image xlink:href="Pictures/2000001A0000020800000195778FF69E.svm" xlink:type="simple" xlink:show="embed" xlink:actuate="onLoad"/></draw:frame> et l'arc vert est le petit arc <draw:frame draw:style-name="fr2" draw:name="images3" text:anchor-type="as-char" svg:y="-0.489cm" svg:width="0.623cm" svg:height="0.489cm" draw:z-index="23"><draw:image xlink:href="Pictures/2000000A0000020800000198EFEB3948.svm" xlink:type="simple" xlink:show="embed" xlink:actuate="onLoad"/></draw:frame>.</text:p>
          </table:table-cell>
          <table:table-cell table:style-name="Tableau2.A1" office:value-type="string">
            <text:p text:style-name="Table_20_Contents"><draw:frame draw:style-name="fr3" draw:name="D:\MES DOCUMENTS\PROF\3EME\COURS\CHAP15-ANGLES ET POLYGONES\ARC.GGB" text:anchor-type="paragraph" svg:x="0.603cm" svg:y="0.106cm" svg:width="5.322cm" svg:height="5.059cm" draw:z-index="0"><draw:image xlink:href="Pictures/2000000700002743000023F19B06A9AF.svm" xlink:type="simple" xlink:show="embed" xlink:actuate="onLoad"/></draw:frame></text:p>
          </table:table-cell>
        </table:table-row>
      </table:table>
      <text:p text:style-name="P8"/>
      <text:h text:style-name="P28" text:outline-level="2">Angle inscrit dans un cercle</text:h>
      <text:p text:style-name="P21"><text:span text:style-name="T1">Définition :</text:span> </text:p>
      <text:p text:style-name="P21">Un angle dont le <text:span text:style-name="T6">sommet</text:span> est <text:span text:style-name="T6">sur un cercle</text:span> <text:span text:style-name="T6">et</text:span> dont <text:span text:style-name="T6">les côtés</text:span> <text:span text:style-name="T6">coupent</text:span> <text:span text:style-name="T6">ce cercle</text:span> est appelé <text:span text:style-name="T7">angle inscrit</text:span> dans ce cercle.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"/>
            <text:p text:style-name="P3">Exemple :</text:p>
            <text:p text:style-name="Standard">L'<text:span text:style-name="T6">angle inscrit</text:span> <draw:frame draw:style-name="fr7" draw:name="Objet1" text:anchor-type="as-char" svg:width="1.041cm" svg:height="0.522cm" draw:z-index="2"><draw:object xlink:href="./Object 2" xlink:type="simple" xlink:show="embed" xlink:actuate="onLoad"/><draw:image xlink:href="./ObjectReplacements/Object 2" xlink:type="simple" xlink:show="embed" xlink:actuate="onLoad"/><svg:desc>formule</svg:desc></draw:frame> <text:span text:style-name="T7">intercepte</text:span> l'arc <draw:frame draw:style-name="fr4" draw:name="images2" text:anchor-type="as-char" svg:y="-0.497cm" svg:width="0.646cm" svg:height="0.497cm" draw:z-index="24"><draw:image xlink:href="Pictures/2000000A0000021B0000019F706177CB.svm" xlink:type="simple" xlink:show="embed" xlink:actuate="onLoad"/></draw:frame>.</text:p>
          </table:table-cell>
          <table:table-cell table:style-name="Tableau3.A1" office:value-type="string">
            <text:p text:style-name="Table_20_Contents"><draw:frame draw:style-name="fr5" draw:name="D:\MES DOCUMENTS\PROF\3EME\COURS\CHAP15-ANGLES ET POLYGONES\ANGLE INSCRIT.GGB" text:anchor-type="paragraph" svg:width="5.533cm" svg:height="5.202cm" draw:z-index="1"><draw:image xlink:href="Pictures/2000000700003459000031392A7304EE.svm" xlink:type="simple" xlink:show="embed" xlink:actuate="onLoad"/></draw:frame></text:p>
          </table:table-cell>
        </table:table-row>
      </table:table>
      <text:p text:style-name="Standard"/>
      <text:h text:style-name="P28" text:outline-level="2" text:is-list-header="true"/>
      <text:h text:style-name="P29" text:outline-level="2">Angle au centre</text:h>
      <text:p text:style-name="P22">Définition :</text:p>
      <text:p text:style-name="P21">Un angle dont le <text:span text:style-name="T6">sommet</text:span> est le <text:span text:style-name="T6">centre</text:span> d'un cercle est appelé <text:span text:style-name="T7">angle au centre</text:span> de ce cercle.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4"/>
            <text:p text:style-name="P14">Exemple :</text:p>
            <text:p text:style-name="P15">O est le centre du cercle.</text:p>
            <text:p text:style-name="P15">L'<text:span text:style-name="T6">angle au centre</text:span> <draw:frame draw:style-name="fr7" draw:name="Objet2" text:anchor-type="as-char" svg:width="1.067cm" svg:height="0.522cm" draw:z-index="27"><draw:object xlink:href="./Object 1" xlink:type="simple" xlink:show="embed" xlink:actuate="onLoad"/><draw:image xlink:href="./ObjectReplacements/Object 1" xlink:type="simple" xlink:show="embed" xlink:actuate="onLoad"/></draw:frame> <text:span text:style-name="T7">intercepte</text:span> l'arc <draw:frame draw:style-name="fr2" draw:name="images4" text:anchor-type="as-char" svg:y="-0.489cm" svg:width="0.623cm" svg:height="0.489cm" draw:z-index="31"><draw:image xlink:href="Pictures/2000000A0000020800000198EFEB3948.svm" xlink:type="simple" xlink:show="embed" xlink:actuate="onLoad"/></draw:frame>.</text:p>
          </table:table-cell>
          <table:table-cell table:style-name="Tableau4.A1" office:value-type="string">
            <text:p text:style-name="P15"><draw:frame draw:style-name="fr5" draw:name="D:\MES DOCUMENTS\PROF\3EME\COURS\CHAP15-ANGLES ET POLYGONES\ANGLE AU CENTRE.GGB" text:anchor-type="paragraph" svg:width="4.752cm" svg:height="4.262cm" draw:z-index="8"><draw:image xlink:href="Pictures/20000007000029CD00002581F738B0DD.svm" xlink:type="simple" xlink:show="embed" xlink:actuate="onLoad"/></draw:frame></text:p>
          </table:table-cell>
        </table:table-row>
      </table:table>
      <text:p text:style-name="Standard"/>
      <text:h text:style-name="P28" text:outline-level="2">Propriétés</text:h>
      <text:p text:style-name="P22">Propriété :</text:p>
      <text:p text:style-name="P21">Si dans un cercle, un <text:span text:style-name="T6">angle au centre</text:span> et un <text:span text:style-name="T6">angle inscrit</text:span> interceptent le <text:span text:style-name="T6">même arc</text:span> alors la mesure de l'angle au centre est le <text:span text:style-name="T6">double</text:span> de la mesure de l'angle inscrit.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3"/>
            <text:p text:style-name="P3">Exemple :</text:p>
            <text:p text:style-name="Standard">L'angle inscrit <draw:frame draw:style-name="fr7" draw:name="Objet5" text:anchor-type="as-char" svg:width="1.041cm" svg:height="0.522cm" draw:z-index="12"><draw:object xlink:href="./Object 7" xlink:type="simple" xlink:show="embed" xlink:actuate="onLoad"/><draw:image xlink:href="./ObjectReplacements/Object 7" xlink:type="simple" xlink:show="embed" xlink:actuate="onLoad"/><svg:desc>formule</svg:desc></draw:frame> et l'angle au centre <draw:frame draw:style-name="fr7" draw:name="Objet4" text:anchor-type="as-char" svg:width="1.09cm" svg:height="0.522cm" draw:z-index="25"><draw:object xlink:href="./Object 8" xlink:type="simple" xlink:show="embed" xlink:actuate="onLoad"/><draw:image xlink:href="./ObjectReplacements/Object 8" xlink:type="simple" xlink:show="embed" xlink:actuate="onLoad"/><svg:desc>formule</svg:desc></draw:frame> interceptent le même arc <draw:frame draw:style-name="fr4" draw:name="images17" text:anchor-type="as-char" svg:y="-0.497cm" svg:width="0.646cm" svg:height="0.497cm" draw:z-index="29"><draw:image xlink:href="Pictures/2000000A0000021B0000019F706177CB.svm" xlink:type="simple" xlink:show="embed" xlink:actuate="onLoad"/></draw:frame>.</text:p>
            <text:p text:style-name="Standard">Donc <draw:frame draw:style-name="fr7" draw:name="Objet3" text:anchor-type="as-char" svg:width="2.891cm" svg:height="0.522cm" draw:z-index="4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</table:table-cell>
          <table:table-cell table:style-name="Tableau5.A1" office:value-type="string">
            <text:p text:style-name="Table_20_Contents"><draw:frame draw:style-name="fr5" draw:name="D:\MES DOCUMENTS\PROF\3EME\COURS\CHAP15-ANGLES ET POLYGONES\ANGLE AU CENTRE-ANGLE INSCRIT.GGB" text:anchor-type="paragraph" svg:width="5.764cm" svg:height="5.482cm" draw:z-index="3"><draw:image xlink:href="Pictures/20000007000033F50000316B74ACCE3C.svm" xlink:type="simple" xlink:show="embed" xlink:actuate="onLoad"/></draw:frame></text:p>
          </table:table-cell>
        </table:table-row>
      </table:table>
      <text:p text:style-name="P22">Propriété :</text:p>
      <text:p text:style-name="P21">Si <text:span text:style-name="T6">deux angles inscrits</text:span> dans un cercle interceptent le <text:span text:style-name="T6">même arc</text:span> alors ils ont la <text:span text:style-name="T6">même mesure</text:span>.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3"/>
            <text:p text:style-name="P3">Exemple :</text:p>
            <text:p text:style-name="Standard"><draw:frame draw:style-name="fr7" draw:name="Objet6" text:anchor-type="as-char" svg:width="1.05cm" svg:height="0.522cm" draw:z-index="10"><draw:object xlink:href="./Object 3" xlink:type="simple" xlink:show="embed" xlink:actuate="onLoad"/><draw:image xlink:href="./ObjectReplacements/Object 3" xlink:type="simple" xlink:show="embed" xlink:actuate="onLoad"/></draw:frame> et <draw:frame draw:style-name="fr7" draw:name="Objet7" text:anchor-type="as-char" svg:width="1.05cm" svg:height="0.522cm" draw:z-index="11"><draw:object xlink:href="./Object 4" xlink:type="simple" xlink:show="embed" xlink:actuate="onLoad"/><draw:image xlink:href="./ObjectReplacements/Object 4" xlink:type="simple" xlink:show="embed" xlink:actuate="onLoad"/></draw:frame> sont deux angles inscrits qui interceptent le même arc <draw:frame draw:style-name="fr6" draw:name="images18" text:anchor-type="as-char" svg:y="-0.497cm" svg:width="0.653cm" svg:height="0.497cm" draw:z-index="26"><draw:image xlink:href="Pictures/2000000A000002210000019F3F593F2C.svm" xlink:type="simple" xlink:show="embed" xlink:actuate="onLoad"/></draw:frame>.</text:p>
            <text:p text:style-name="Standard">Donc <draw:frame draw:style-name="fr7" draw:name="Objet8" text:anchor-type="as-char" svg:width="2.263cm" svg:height="0.522cm" draw:z-index="7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au6.A1" office:value-type="string">
            <text:p text:style-name="Table_20_Contents"><draw:frame draw:style-name="fr5" draw:name="D:\MES DOCUMENTS\PROF\3EME\COURS\CHAP15-ANGLES ET POLYGONES\ANGLE INSCRIT-ANGLE INSCRIT.GGB" text:anchor-type="paragraph" svg:width="5.452cm" svg:height="5.205cm" draw:z-index="5"><draw:image xlink:href="Pictures/2000000700002F7700002D51D74D59AA.svm" xlink:type="simple" xlink:show="embed" xlink:actuate="onLoad"/></draw:frame></text:p>
          </table:table-cell>
        </table:table-row>
      </table:table>
      <text:h text:style-name="P27" text:outline-level="1"><text:soft-page-break/>Polygones réguliers</text:h>
      <text:p text:style-name="P22">Définition :</text:p>
      <text:p text:style-name="P24">Un <text:span text:style-name="T7">polygone</text:span> est <text:span text:style-name="T7">régulier</text:span> lorsque tous ses côtés ont la <text:span text:style-name="T7">même longueur</text:span> et ses angles ont la <text:span text:style-name="T7">même mesure</text:span>.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4"/>
            <text:p text:style-name="P4"/>
            <text:p text:style-name="P5">Exemple :</text:p>
            <text:p text:style-name="P4">Le triangle équilatéral ABC est un polygone régulier.</text:p>
          </table:table-cell>
          <table:table-cell table:style-name="Tableau8.A1" office:value-type="string">
            <text:p text:style-name="P12"><draw:frame draw:style-name="fr5" draw:name="D:\MES DOCUMENTS\PROF\3EME\COURS\CHAP15-ANGLES ET POLYGONES\TRIANGLE éQUILATéRAL.GGB" text:anchor-type="paragraph" svg:width="5.33cm" svg:height="3.963cm" draw:z-index="9"><draw:image xlink:href="Pictures/2000000700002DB5000021FD4923132F.svm" xlink:type="simple" xlink:show="embed" xlink:actuate="onLoad"/></draw:frame></text:p>
          </table:table-cell>
        </table:table-row>
      </table:table>
      <text:p text:style-name="P22">Propriété :</text:p>
      <text:p text:style-name="P21">Un <text:span text:style-name="T7">polygone</text:span> est <text:span text:style-name="T7">régulier</text:span> lorsque tous <text:span text:style-name="T7">ses côtés</text:span> ont la <text:span text:style-name="T7">même longueur</text:span> et qu'il est <text:span text:style-name="T7">inscriptible</text:span> dans un cercle.</text:p>
      <text:p text:style-name="P25"/>
      <text:p text:style-name="P22">Définition :</text:p>
      <text:p text:style-name="P21">Le centre du cercle est aussi le <text:span text:style-name="T6">centre du polygone</text:span> <text:span text:style-name="T6">régulier</text:span>.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4"/>
            <text:p text:style-name="P4"/>
            <text:p text:style-name="P5">Exemple :</text:p>
            <text:p text:style-name="P4">L'hexagone ABCDEF est un polygone régulier de centre O.</text:p>
          </table:table-cell>
          <table:table-cell table:style-name="Tableau7.A1" office:value-type="string">
            <text:p text:style-name="P12"><draw:frame draw:style-name="fr5" draw:name="D:\MES DOCUMENTS\PROF\3EME\COURS\CHAP15-ANGLES ET POLYGONES\HEXAGONE.GGB" text:anchor-type="paragraph" svg:width="4.304cm" svg:height="4.286cm" draw:z-index="6"><draw:image xlink:href="Pictures/2000000700002D5100002D1F4F917022.svm" xlink:type="simple" xlink:show="embed" xlink:actuate="onLoad"/></draw:frame></text:p>
          </table:table-cell>
        </table:table-row>
      </table:table>
      <text:p text:style-name="P22">Propriété :</text:p>
      <text:p text:style-name="P23">Si un polygone, à <text:span text:style-name="T3">n</text:span> côtés, est régulier, alors la mesure de chaque angle au centre interceptant un côté du polygone est égale à <draw:frame draw:style-name="fr7" draw:name="Objet10" text:anchor-type="as-char" svg:width="1.168cm" svg:height="0.998cm" draw:z-index="21"><draw:object xlink:href="./Object 14" xlink:type="simple" xlink:show="embed" xlink:actuate="onLoad"/><draw:image xlink:href="./ObjectReplacements/Object 14" xlink:type="simple" xlink:show="embed" xlink:actuate="onLoad"/><svg:desc>formule</svg:desc></draw:frame>.</text:p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Table_20_Contents"/>
            <text:p text:style-name="Table_20_Contents"/>
            <text:p text:style-name="P16">Exemple :</text:p>
            <text:p text:style-name="Table_20_Contents">ABCDEFGH est un octogone régulier <text:span text:style-name="T8">de centre O</text:span>.</text:p>
            <text:p text:style-name="Table_20_Contents">Donc <draw:frame draw:style-name="fr7" draw:name="Objet11" text:anchor-type="as-char" svg:width="3.166cm" svg:height="0.998cm" draw:z-index="16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eau12.A1" office:value-type="string">
            <text:p text:style-name="Table_20_Contents"><draw:frame draw:style-name="fr5" draw:name="images1" text:anchor-type="paragraph" svg:width="5.043cm" svg:height="5.096cm" draw:z-index="13"><draw:image xlink:href="Pictures/2000000700004DBA00004E8DF3799007.svm" xlink:type="simple" xlink:show="embed" xlink:actuate="onLoad"/></draw:frame></text:p>
          </table:table-cell>
        </table:table-row>
      </table:table>
      <text:p text:style-name="P6"><text:soft-page-break/>Polygones réguliers </text:p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13">3 côtés : triangle équilatéral</text:p>
          </table:table-cell>
          <table:table-cell table:style-name="Tableau10.B1" office:value-type="string">
            <text:p text:style-name="P13">9 côtés : ennéagone régulier</text:p>
          </table:table-cell>
        </table:table-row>
        <table:table-row>
          <table:table-cell table:style-name="Tableau10.A2" office:value-type="string">
            <text:p text:style-name="P13"><draw:frame draw:style-name="fr5" draw:name="images5" text:anchor-type="paragraph" svg:width="2.655cm" svg:height="2.388cm" draw:z-index="18"><draw:image xlink:href="Pictures/2000000700002AF9000026AD112DEC5F.svm" xlink:type="simple" xlink:show="embed" xlink:actuate="onLoad"/></draw:frame></text:p>
          </table:table-cell>
          <table:table-cell table:style-name="Tableau10.B2" office:value-type="string">
            <text:p text:style-name="P13"><draw:frame draw:style-name="fr5" draw:name="images10" text:anchor-type="paragraph" svg:width="2.725cm" svg:height="2.831cm" draw:z-index="17"><draw:image xlink:href="Pictures/20000007000032970000348B0BCEA213.svm" xlink:type="simple" xlink:show="embed" xlink:actuate="onLoad"/></draw:frame></text:p>
          </table:table-cell>
        </table:table-row>
        <table:table-row>
          <table:table-cell table:style-name="Tableau10.A3" office:value-type="string">
            <text:p text:style-name="P13">4 côtés : carré</text:p>
          </table:table-cell>
          <table:table-cell table:style-name="Tableau10.B3" office:value-type="string">
            <text:p text:style-name="P13">10 côtés : décagone régulier</text:p>
          </table:table-cell>
        </table:table-row>
        <table:table-row>
          <table:table-cell table:style-name="Tableau10.A2" office:value-type="string">
            <text:p text:style-name="P13"><draw:frame draw:style-name="fr5" draw:name="images6" text:anchor-type="paragraph" svg:width="2.755cm" svg:height="2.732cm" draw:z-index="20"><draw:image xlink:href="Pictures/2000000700002E4B00002DE73911E813.svm" xlink:type="simple" xlink:show="embed" xlink:actuate="onLoad"/></draw:frame></text:p>
          </table:table-cell>
          <table:table-cell table:style-name="Tableau10.B2" office:value-type="string">
            <text:p text:style-name="P13"><draw:frame draw:style-name="fr5" draw:name="images11" text:anchor-type="paragraph" svg:width="2.854cm" svg:height="2.667cm" draw:z-index="19"><draw:image xlink:href="Pictures/2000000700002CED000029FFCE0EEB0B.svm" xlink:type="simple" xlink:show="embed" xlink:actuate="onLoad"/></draw:frame></text:p>
          </table:table-cell>
        </table:table-row>
        <table:table-row>
          <table:table-cell table:style-name="Tableau10.A3" office:value-type="string">
            <text:p text:style-name="P13">5 côtés : pentagone régulier</text:p>
          </table:table-cell>
          <table:table-cell table:style-name="Tableau10.B3" office:value-type="string">
            <text:p text:style-name="P7"><text:span text:style-name="T2">11 côtés :</text:span> hendécagone <text:span text:style-name="T2">régulier</text:span></text:p>
          </table:table-cell>
        </table:table-row>
        <table:table-row>
          <table:table-cell table:style-name="Tableau10.A2" office:value-type="string">
            <text:p text:style-name="P13"><draw:frame draw:style-name="fr5" draw:name="images7" text:anchor-type="paragraph" svg:width="2.731cm" svg:height="2.572cm" draw:z-index="30"><draw:image xlink:href="Pictures/200000070000361B000032FB5DC47AAC.svm" xlink:type="simple" xlink:show="embed" xlink:actuate="onLoad"/></draw:frame></text:p>
          </table:table-cell>
          <table:table-cell table:style-name="Tableau10.B2" office:value-type="string">
            <text:p text:style-name="P13"><draw:frame draw:style-name="fr5" draw:name="images12" text:anchor-type="paragraph" svg:width="3.071cm" svg:height="2.783cm" draw:z-index="28"><draw:image xlink:href="Pictures/2000000700002FDB00002B5DC8DB831B.svm" xlink:type="simple" xlink:show="embed" xlink:actuate="onLoad"/></draw:frame></text:p>
          </table:table-cell>
        </table:table-row>
        <table:table-row>
          <table:table-cell table:style-name="Tableau10.A3" office:value-type="string">
            <text:p text:style-name="P13">6 côtés : hexagone régulier</text:p>
          </table:table-cell>
          <table:table-cell table:style-name="Tableau10.B3" office:value-type="string">
            <text:p text:style-name="P13">12 côtés : dodécagone régulier</text:p>
          </table:table-cell>
        </table:table-row>
        <table:table-row>
          <table:table-cell table:style-name="Tableau10.A2" office:value-type="string">
            <text:p text:style-name="P13"><draw:frame draw:style-name="fr5" draw:name="images8" text:anchor-type="paragraph" svg:width="2.898cm" svg:height="2.762cm" draw:z-index="33"><draw:image xlink:href="Pictures/2000000700002E1900002BF3A19E7F39.svm" xlink:type="simple" xlink:show="embed" xlink:actuate="onLoad"/></draw:frame></text:p>
          </table:table-cell>
          <table:table-cell table:style-name="Tableau10.B2" office:value-type="string">
            <text:p text:style-name="P13"><draw:frame draw:style-name="fr5" draw:name="images13" text:anchor-type="paragraph" svg:width="2.819cm" svg:height="2.806cm" draw:z-index="32"><draw:image xlink:href="Pictures/20000007000031390000310727BA6F3C.svm" xlink:type="simple" xlink:show="embed" xlink:actuate="onLoad"/></draw:frame></text:p>
          </table:table-cell>
        </table:table-row>
        <table:table-row>
          <table:table-cell table:style-name="Tableau10.A3" office:value-type="string">
            <text:p text:style-name="P13">7 côtés : heptagone régulier</text:p>
          </table:table-cell>
          <table:table-cell table:style-name="Tableau10.B3" office:value-type="string">
            <text:p text:style-name="P13">14 côtés : tétra-décagone régulier</text:p>
          </table:table-cell>
        </table:table-row>
        <table:table-row>
          <table:table-cell table:style-name="Tableau10.A2" office:value-type="string">
            <text:p text:style-name="P13"><draw:frame draw:style-name="fr5" draw:name="images9" text:anchor-type="paragraph" svg:width="2.912cm" svg:height="2.715cm" draw:z-index="35"><draw:image xlink:href="Pictures/20000007000033F500003071A1521949.svm" xlink:type="simple" xlink:show="embed" xlink:actuate="onLoad"/></draw:frame></text:p>
          </table:table-cell>
          <table:table-cell table:style-name="Tableau10.B2" office:value-type="string">
            <text:p text:style-name="P12"><draw:frame draw:style-name="fr5" draw:name="images14" text:anchor-type="paragraph" svg:width="3.085cm" svg:height="2.805cm" draw:z-index="34"><draw:image xlink:href="Pictures/20000007000028D30000251DBA788D54.svm" xlink:type="simple" xlink:show="embed" xlink:actuate="onLoad"/></draw:frame></text:p>
          </table:table-cell>
        </table:table-row>
      </table:table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13">8 côtés : octogone régulier</text:p>
          </table:table-cell>
          <table:table-cell table:style-name="Tableau11.A1" office:value-type="string">
            <text:p text:style-name="P13">20 côtés : icosagone régulier</text:p>
          </table:table-cell>
        </table:table-row>
        <table:table-row>
          <table:table-cell table:style-name="Tableau11.A2" office:value-type="string">
            <text:p text:style-name="P13"><draw:frame draw:style-name="fr5" draw:name="images15" text:anchor-type="paragraph" svg:width="2.658cm" svg:height="2.521cm" draw:z-index="14"><draw:image xlink:href="Pictures/200000070000310700002E7D3FA628B7.svm" xlink:type="simple" xlink:show="embed" xlink:actuate="onLoad"/></draw:frame></text:p>
          </table:table-cell>
          <table:table-cell table:style-name="Tableau11.A2" office:value-type="string">
            <text:p text:style-name="P12"><draw:frame draw:style-name="fr5" draw:name="images16" text:anchor-type="paragraph" svg:width="2.944cm" svg:height="2.699cm" draw:z-index="15"><draw:image xlink:href="Pictures/20000007000027D900002487D462441B.svm" xlink:type="simple" xlink:show="embed" xlink:actuate="onLoad"/></draw:frame></text:p>
          </table:table-cell>
        </table:table-row>
      </table:table>
      <text:p text:style-name="P5"><text:soft-page-break/>Programme :</text:p>
      <text:p text:style-name="Standard"/>
      <table:table table:name="Tableau9" table:style-name="Tableau9">
        <table:table-column table:style-name="Tableau9.A" table:number-columns-repeated="3"/>
        <table:table-row table:style-name="Tableau9.1">
          <table:table-cell table:style-name="Tableau9.A1" office:value-type="string">
            <text:p text:style-name="P9">Connaissances</text:p>
          </table:table-cell>
          <table:table-cell table:style-name="Tableau9.A1" office:value-type="string">
            <text:p text:style-name="P9">Capacités</text:p>
          </table:table-cell>
          <table:table-cell table:style-name="Tableau9.C1" office:value-type="string">
            <text:p text:style-name="P9">Commentaires</text:p>
          </table:table-cell>
        </table:table-row>
        <table:table-row table:style-name="Tableau9.1">
          <table:table-cell table:style-name="Tableau9.A2" office:value-type="string">
            <text:p text:style-name="P18"/>
            <text:p text:style-name="P17">Angle inscrit, angle au centre.</text:p>
          </table:table-cell>
          <table:table-cell table:style-name="Tableau9.A2" office:value-type="string">
            <text:p text:style-name="P18"/>
            <text:p text:style-name="P17">- Connaître et utiliser la relation entre un angle inscrit et l’angle au centre qui intercepte le même arc.</text:p>
          </table:table-cell>
          <table:table-cell table:style-name="Tableau9.C2" office:value-type="string">
            <text:p text:style-name="P18"/>
            <text:p text:style-name="P17">Cette comparaison entre angle inscrit et angle au centre permet celle de deux angles inscrits sur un même cercle interceptant le même arc.</text:p>
          </table:table-cell>
        </table:table-row>
        <table:table-row table:style-name="Tableau9.1">
          <table:table-cell table:style-name="Tableau9.A2" office:value-type="string">
            <text:p text:style-name="P20"/>
            <text:p text:style-name="P19">Polygones réguliers.</text:p>
          </table:table-cell>
          <table:table-cell table:style-name="Tableau9.A2" office:value-type="string">
            <text:p text:style-name="P20"/>
            <text:p text:style-name="P19">- Construire un triangle équilatéral, un carré, <text:span text:style-name="T3">un </text:span><text:span text:style-name="T5">hexagone régulier, un octogone </text:span><text:span text:style-name="T4">connaissant son centre </text:span>et un sommet.</text:p>
          </table:table-cell>
          <table:table-cell table:style-name="Tableau9.C2" office:value-type="string">
            <text:p text:style-name="P20"/>
          </table:table-cell>
        </table:table-row>
      </table:table>
      <text:p text:style-name="Standard"/>
      <text:p text:style-name="Standard"/>
      <text:p text:style-name="P3">Compétences exigibles :</text:p>
      <text:p text:style-name="Standard"/>
      <text:list xml:id="list8848209775668610642" text:style-name="L1">
        <text:list-item>
          <text:p text:style-name="P26">Connaître et utiliser la relation entre un angle inscrit et un angle au centre qui intercepte le même arc.</text:p>
        </text:list-item>
        <text:list-item>
          <text:p text:style-name="P26">Construire un triangle équilatéral ou un carré connaissant son centre et un sommet.</text:p>
        </text:list-item>
        <text:list-item>
          <text:p text:style-name="P26">Construire un hexagone régulier ou un octogone régulier connaissant son centre et un somme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ath_20_4_20_compétence" style:display-name="math 4 compétence" style:family="paragraph" style:parent-style-name="Standard" style:class="text" style:master-page-name="">
      <style:paragraph-properties fo:margin-left="1cm" fo:margin-right="0cm" fo:margin-top="0cm" fo:margin-bottom="0cm" style:contextual-spacing="false" fo:text-indent="0cm" style:auto-text-indent="false" style:page-number="auto" fo:background-color="transparent">
        <style:background-image/>
      </style:paragraph-properties>
      <style:text-properties style:font-name="Verdana" fo:font-family="Verdana" style:font-style-name="Normal" style:font-family-generic="swiss" style:font-pitch="variable" fo:font-size="8pt"/>
    </style:style>
    <style:style style:name="math_20_3_20_titre_20_regroupement" style:display-name="math 3 titre regroupement" style:family="paragraph" style:parent-style-name="Standard" style:class="text" style:master-page-name="">
      <style:paragraph-properties fo:margin-left="0.499cm" fo:margin-right="0cm" fo:margin-top="0.15cm" fo:margin-bottom="0cm" style:contextual-spacing="false" fo:text-indent="0cm" style:auto-text-indent="false" style:page-number="auto"/>
      <style:text-properties fo:font-variant="small-caps" style:font-name="Verdana1" fo:font-family="Verdana" style:font-style-name="Gras" style:font-family-generic="swiss" style:font-pitch="variable" fo:font-size="9pt" fo:font-weight="bold"/>
    </style:style>
    <style:style style:name="Table" style:family="paragraph" style:class="extra">
      <style:paragraph-properties fo:orphans="2" fo:widows="2"/>
      <style:text-properties fo:color="#000000" style:font-name="Times New Roman" fo:font-family="'Times New Roman'" style:font-family-generic="roman" style:font-pitch="variable" fo:font-size="9pt" fo:letter-spacing="-0.004cm" fo:language="fr" fo:country="FR" style:font-name-asian="Arial" style:font-family-asian="Arial" style:font-family-generic-asian="swiss" style:font-pitch-asian="variable" style:font-size-asian="9pt" style:font-name-complex="Calibri" style:font-family-complex="Calibri" style:font-family-generic-complex="swiss" style:font-pitch-complex="variable" style:font-size-complex="9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math_20_4.3_20_compétence_20_hors_20_socle" style:display-name="math 4.3 compétence hors socle" style:family="text">
      <style:text-properties style:font-name="Verdana" fo:font-family="Verdana" style:font-style-name="Normal" style:font-family-generic="swiss" style:font-pitch="variable" fo:font-size="8pt" fo:background-color="#ffb5b5"/>
    </style:style>
    <style:style style:name="math_20_4.1_20_compétence_20_au_20_socle" style:display-name="math 4.1 compétence au socle" style:family="text">
      <style:text-properties style:font-name="Verdana" fo:font-family="Verdana" style:font-style-name="Normal" style:font-family-generic="swiss" style:font-pitch="variable" fo:font-size="8pt" fo:background-color="#a8ffa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13T14:26:28.37</meta:creation-date>
    <meta:editing-duration>PT4H53M36S</meta:editing-duration>
    <meta:editing-cycles>26</meta:editing-cycles>
    <meta:generator>LibreOffice/4.1.6.2$Windows_x86 LibreOffice_project/40ff705089295be5be0aae9b15123f687c05b0a</meta:generator>
    <meta:initial-creator>Johann DOLIVET</meta:initial-creator>
    <dc:date>2014-06-06T15:22:52.744000000</dc:date>
    <meta:printed-by>Johann DOLIVET</meta:printed-by>
    <meta:print-date>2011-05-25T20:32:37.53</meta:print-date>
    <meta:document-statistic meta:table-count="12" meta:image-count="26" meta:object-count="10" meta:page-count="5" meta:paragraph-count="74" meta:word-count="546" meta:character-count="3058" meta:non-whitespace-character-count="2581"/>
  </office:meta>
</office:document-meta>
</file>

<file path=Object 1/content.xml><?xml version="1.0" encoding="utf-8"?>
<math xmlns="http://www.w3.org/1998/Math/MathML">
  <semantics>
    <mover accent="true">
      <mi mathvariant="italic">AOB</mi>
      <mo stretchy="false">ˆ</mo>
    </mover>
    <annotation encoding="StarMath 5.0"> widehat {AOB}</annotation>
  </semantics>
</math>
</file>

<file path=Object 13/content.xml><?xml version="1.0" encoding="utf-8"?>
<math xmlns="http://www.w3.org/1998/Math/MathML">
  <semantics>
    <mrow>
      <mrow>
        <mover accent="true">
          <mi mathvariant="italic">AOB</mi>
          <mo stretchy="false">̂</mo>
        </mover>
        <mo stretchy="false">=</mo>
        <mfrac>
          <mn>360</mn>
          <mn>8</mn>
        </mfrac>
      </mrow>
      <mo stretchy="false">=</mo>
      <mrow>
        <mn>45</mn>
        <mi>°</mi>
      </mrow>
    </mrow>
    <annotation encoding="StarMath 5.0"> widehat {AOB}={360} over {8}={45°}</annotation>
  </semantics>
</math>
</file>

<file path=Object 14/content.xml><?xml version="1.0" encoding="utf-8"?>
<math xmlns="http://www.w3.org/1998/Math/MathML">
  <semantics>
    <mfrac>
      <mrow>
        <mn>360</mn>
        <mi>°</mi>
      </mrow>
      <mi>n</mi>
    </mfrac>
    <annotation encoding="StarMath 5.0">{360°}  over n</annotation>
  </semantics>
</math>
</file>

<file path=Object 2/content.xml><?xml version="1.0" encoding="utf-8"?>
<math xmlns="http://www.w3.org/1998/Math/MathML">
  <semantics>
    <mover accent="true">
      <mi mathvariant="italic">BAC</mi>
      <mo stretchy="false">ˆ</mo>
    </mover>
    <annotation encoding="StarMath 5.0"> widehat {BAC}</annotation>
  </semantics>
</math>
</file>

<file path=Object 3/content.xml><?xml version="1.0" encoding="utf-8"?>
<math xmlns="http://www.w3.org/1998/Math/MathML">
  <semantics>
    <mover accent="true">
      <mi mathvariant="italic">CAD</mi>
      <mo stretchy="false">ˆ</mo>
    </mover>
    <annotation encoding="StarMath 5.0"> widehat {CAD}</annotation>
  </semantics>
</math>
</file>

<file path=Object 4/content.xml><?xml version="1.0" encoding="utf-8"?>
<math xmlns="http://www.w3.org/1998/Math/MathML">
  <semantics>
    <mover accent="true">
      <mi mathvariant="italic">CBD</mi>
      <mo stretchy="false">ˆ</mo>
    </mover>
    <annotation encoding="StarMath 5.0"> widehat {CBD}</annotation>
  </semantics>
</math>
</file>

<file path=Object 5/content.xml><?xml version="1.0" encoding="utf-8"?>
<math xmlns="http://www.w3.org/1998/Math/MathML">
  <semantics>
    <mrow>
      <mover accent="true">
        <mi mathvariant="italic">CAD</mi>
        <mo stretchy="false">ˆ</mo>
      </mover>
      <mi mathvariant="normal">=</mi>
      <mover accent="true">
        <mi mathvariant="italic">CBD</mi>
        <mo stretchy="false">ˆ</mo>
      </mover>
    </mrow>
    <annotation encoding="StarMath 5.0">widehat {CAD}= widehat {CBD}</annotation>
  </semantics>
</math>
</file>

<file path=Object 6/content.xml><?xml version="1.0" encoding="utf-8"?>
<math xmlns="http://www.w3.org/1998/Math/MathML">
  <semantics>
    <mrow>
      <mover accent="true">
        <mi mathvariant="italic">BOC</mi>
        <mo stretchy="false">ˆ</mo>
      </mover>
      <mi mathvariant="normal">=</mi>
      <mrow>
        <mn>2</mn>
        <mi mathvariant="normal">×</mi>
        <mover accent="true">
          <mi mathvariant="italic">BAC</mi>
          <mo stretchy="false">ˆ</mo>
        </mover>
      </mrow>
    </mrow>
    <annotation encoding="StarMath 5.0">WIDEhat {BOC} = {2} times  WIDEhat {BAC}</annotation>
  </semantics>
</math>
</file>

<file path=Object 7/content.xml><?xml version="1.0" encoding="utf-8"?>
<math xmlns="http://www.w3.org/1998/Math/MathML">
  <semantics>
    <mover accent="true">
      <mi mathvariant="italic">BAC</mi>
      <mo stretchy="false">ˆ</mo>
    </mover>
    <annotation encoding="StarMath 5.0"> widehat {BAC}</annotation>
  </semantics>
</math>
</file>

<file path=Object 8/content.xml><?xml version="1.0" encoding="utf-8"?>
<math xmlns="http://www.w3.org/1998/Math/MathML">
  <semantics>
    <mover accent="true">
      <mi mathvariant="italic">BOC</mi>
      <mo stretchy="false">ˆ</mo>
    </mover>
    <annotation encoding="StarMath 5.0"> widehat {BOC}</annotation>
  </semantics>
</math>
</file>